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30pt" officeooo:rsid="001a3b4c" officeooo:paragraph-rsid="001a3b4c" style:font-size-asian="26.25pt" style:font-size-complex="30pt"/>
    </style:style>
    <style:style style:name="P2" style:family="paragraph" style:parent-style-name="Standard" style:list-style-name="L1">
      <style:text-properties fo:font-size="30pt" officeooo:rsid="001df4a2" officeooo:paragraph-rsid="001df4a2" style:font-size-asian="26.25pt" style:font-size-complex="30pt"/>
    </style:style>
    <style:style style:name="P3" style:family="paragraph" style:parent-style-name="Standard" style:list-style-name="L1">
      <style:text-properties fo:font-size="30pt" officeooo:rsid="0020a363" officeooo:paragraph-rsid="0020a363" style:font-size-asian="26.25pt" style:font-size-complex="30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 : <text:tab/><text:tab/><text:tab/>prénom : <text:tab/><text:tab/><text:tab/>classe :</text:p>
      <text:list xml:id="list4064538840" text:style-name="L1">
        <text:list-item>
          <text:p text:style-name="P2">Le moteur est-il un générateur ou un récepteur ? Qu’est-ce que ça veut dire ?</text:p>
        </text:list-item>
        <text:list-item>
          <text:p text:style-name="P3">Le sens du courant change t-il le fonctionnement de la lampe 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09:12:34.723000000</meta:creation-date>
    <dc:date>2021-12-25T10:10:50.243258546</dc:date>
    <meta:editing-duration>PT3H17M15S</meta:editing-duration>
    <meta:editing-cycles>5</meta:editing-cycles>
    <meta:generator>LibreOffice/7.2.4.1$Linux_X86_64 LibreOffice_project/20$Build-1</meta:generator>
    <meta:document-statistic meta:table-count="0" meta:image-count="0" meta:object-count="0" meta:page-count="1" meta:paragraph-count="3" meta:word-count="35" meta:character-count="172" meta:non-whitespace-character-count="136"/>
  </office:meta>
</office:document-meta>
</file>